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Versions/Version1" manifest:media-type=""/>
  <manifest:file-entry manifest:full-path="styles.xml" manifest:media-type="text/xml"/>
  <manifest:file-entry manifest:full-path="manifest.rdf" manifest:media-type="application/rdf+xml"/>
  <manifest:file-entry manifest:full-path="VersionLis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35ad7f"/>
    </style:style>
    <style:style style:name="P2" style:family="paragraph" style:parent-style-name="Preformatted_20_Text">
      <style:text-properties officeooo:rsid="003fbafe" officeooo:paragraph-rsid="003fbafe"/>
    </style:style>
    <style:style style:name="P3" style:family="paragraph" style:parent-style-name="Preformatted_20_Text">
      <style:text-properties officeooo:rsid="00446d65" officeooo:paragraph-rsid="004e3956"/>
    </style:style>
    <style:style style:name="P4" style:family="paragraph" style:parent-style-name="Preformatted_20_Text">
      <style:text-properties officeooo:rsid="0035ad7f" officeooo:paragraph-rsid="004e3956"/>
    </style:style>
    <style:style style:name="P5" style:family="paragraph" style:parent-style-name="Preformatted_20_Text">
      <style:text-properties fo:color="#000000" loext:opacity="100%" fo:font-weight="normal" officeooo:rsid="0024d839" officeooo:paragraph-rsid="004e3956" fo:background-color="transparent" style:font-weight-asian="normal" style:font-weight-complex="normal"/>
    </style:style>
    <style:style style:name="P6" style:family="paragraph" style:parent-style-name="Preformatted_20_Text">
      <style:text-properties fo:color="#000000" loext:opacity="100%" fo:font-weight="normal" officeooo:rsid="00384f3d" officeooo:paragraph-rsid="004e3956" fo:background-color="transparent" style:font-weight-asian="normal" style:font-weight-complex="normal"/>
    </style:style>
    <style:style style:name="P7" style:family="paragraph" style:parent-style-name="Preformatted_20_Text">
      <style:text-properties fo:color="#000000" loext:opacity="100%" fo:font-weight="normal" officeooo:rsid="0033f431" style:font-weight-asian="normal" style:font-weight-complex="normal"/>
    </style:style>
    <style:style style:name="P8" style:family="paragraph" style:parent-style-name="Preformatted_20_Text">
      <style:text-properties fo:color="#000000" loext:opacity="100%" fo:font-weight="normal" officeooo:rsid="0024d839" officeooo:paragraph-rsid="004e3956" style:font-weight-asian="normal" style:font-weight-complex="normal"/>
    </style:style>
    <style:style style:name="P9" style:family="paragraph" style:parent-style-name="Preformatted_20_Text">
      <style:text-properties fo:color="#000000" loext:opacity="100%" style:font-name="Liberation Mono" fo:font-size="10pt" fo:font-weight="normal" officeooo:rsid="00299057" officeooo:paragraph-rsid="004e3956" fo:background-color="transparent" style:font-name-asian="Liberation Mono" style:font-size-asian="10pt" style:font-weight-asian="normal" style:font-name-complex="Liberation Mono" style:font-size-complex="10pt" style:font-weight-complex="normal"/>
    </style:style>
    <style:style style:name="P10" style:family="paragraph" style:parent-style-name="Preformatted_20_Text">
      <style:text-properties fo:color="#000000" loext:opacity="100%" style:font-name="Liberation Mono" fo:font-size="10pt" fo:font-weight="normal" officeooo:rsid="0055b82e" officeooo:paragraph-rsid="0055b82e" fo:background-color="transparent" style:font-name-asian="Liberation Mono" style:font-size-asian="10pt" style:font-weight-asian="normal" style:font-name-complex="Liberation Mono" style:font-size-complex="10pt" style:font-weight-complex="normal"/>
    </style:style>
    <style:style style:name="P11" style:family="paragraph" style:parent-style-name="Preformatted_20_Text">
      <style:text-properties officeooo:rsid="0024d839" officeooo:paragraph-rsid="004e3956"/>
    </style:style>
    <style:style style:name="P12" style:family="paragraph" style:parent-style-name="Preformatted_20_Text">
      <style:text-properties fo:color="#00a933" loext:opacity="100%" fo:font-weight="bold" officeooo:rsid="00206762" officeooo:paragraph-rsid="004e3956" fo:background-color="transparent"/>
    </style:style>
    <style:style style:name="P13" style:family="paragraph" style:parent-style-name="Preformatted_20_Text">
      <style:text-properties officeooo:rsid="0033f431" officeooo:paragraph-rsid="004e3956"/>
    </style:style>
    <style:style style:name="P14" style:family="paragraph" style:parent-style-name="Preformatted_20_Text">
      <style:text-properties officeooo:paragraph-rsid="004e3956"/>
    </style:style>
    <style:style style:name="P15" style:family="paragraph" style:parent-style-name="Preformatted_20_Text">
      <style:text-properties fo:font-weight="normal" officeooo:rsid="00365b2f" officeooo:paragraph-rsid="004e3956" style:font-weight-asian="normal" style:font-weight-complex="normal"/>
    </style:style>
    <style:style style:name="P16" style:family="paragraph" style:parent-style-name="Preformatted_20_Text">
      <style:text-properties fo:font-weight="normal" officeooo:rsid="00488549" officeooo:paragraph-rsid="004e3956" style:font-weight-asian="normal" style:font-weight-complex="normal"/>
    </style:style>
    <style:style style:name="P17" style:family="paragraph" style:parent-style-name="Preformatted_20_Text">
      <style:text-properties fo:font-weight="normal" officeooo:paragraph-rsid="004e3956" style:font-weight-asian="normal" style:font-weight-complex="normal"/>
    </style:style>
    <style:style style:name="P18" style:family="paragraph" style:parent-style-name="Preformatted_20_Text">
      <style:text-properties fo:font-weight="normal" officeooo:paragraph-rsid="005335af" style:font-weight-asian="normal" style:font-weight-complex="normal"/>
    </style:style>
    <style:style style:name="P19" style:family="paragraph" style:parent-style-name="Preformatted_20_Text">
      <style:text-properties officeooo:paragraph-rsid="00384f3d"/>
    </style:style>
    <style:style style:name="P20" style:family="paragraph" style:parent-style-name="Preformatted_20_Text">
      <style:text-properties officeooo:rsid="004a540b" officeooo:paragraph-rsid="0051a5bb"/>
    </style:style>
    <style:style style:name="P21" style:family="paragraph" style:parent-style-name="Preformatted_20_Text">
      <style:text-properties officeooo:paragraph-rsid="004fd0ff"/>
    </style:style>
    <style:style style:name="P22" style:family="paragraph" style:parent-style-name="Preformatted_20_Text">
      <style:text-properties officeooo:paragraph-rsid="0051a5bb"/>
    </style:style>
    <style:style style:name="P23" style:family="paragraph" style:parent-style-name="Preformatted_20_Text">
      <style:text-properties officeooo:paragraph-rsid="005335af"/>
    </style:style>
    <style:style style:name="P24" style:family="paragraph" style:parent-style-name="Preformatted_20_Text">
      <style:text-properties officeooo:paragraph-rsid="0054b00f"/>
    </style:style>
    <style:style style:name="P25" style:family="paragraph" style:parent-style-name="Preformatted_20_Text" style:master-page-name="">
      <style:paragraph-properties style:page-number="auto" fo:keep-with-next="always"/>
      <style:text-properties fo:color="#000000" loext:opacity="100%" fo:font-weight="normal" officeooo:rsid="00299057" officeooo:paragraph-rsid="004e3956" style:font-weight-asian="normal" style:font-weight-complex="normal"/>
    </style:style>
    <style:style style:name="P26" style:family="paragraph" style:parent-style-name="Preformatted_20_Text" style:master-page-name="">
      <style:paragraph-properties style:page-number="auto" fo:keep-with-next="always"/>
      <style:text-properties officeooo:paragraph-rsid="0051a5bb"/>
    </style:style>
    <style:style style:name="P27" style:family="paragraph" style:parent-style-name="Preformatted_20_Text" style:master-page-name="">
      <style:paragraph-properties style:page-number="auto" fo:keep-with-next="always"/>
      <style:text-properties fo:font-weight="normal" officeooo:paragraph-rsid="004e3956" style:font-weight-asian="normal" style:font-weight-complex="normal"/>
    </style:style>
    <style:style style:name="P28" style:family="paragraph" style:parent-style-name="Preformatted_20_Text" style:master-page-name="">
      <style:paragraph-properties style:page-number="auto" fo:keep-with-next="always"/>
      <style:text-properties fo:font-weight="normal" officeooo:rsid="00365b2f" officeooo:paragraph-rsid="004e3956" style:font-weight-asian="normal" style:font-weight-complex="normal"/>
    </style:style>
    <style:style style:name="P29" style:family="paragraph" style:parent-style-name="Preformatted_20_Text" style:master-page-name="">
      <style:paragraph-properties style:page-number="auto" fo:keep-with-next="always"/>
      <style:text-properties officeooo:paragraph-rsid="004e3956"/>
    </style:style>
    <style:style style:name="P30" style:family="paragraph" style:parent-style-name="Preformatted_20_Text" style:master-page-name="">
      <style:paragraph-properties style:page-number="auto" fo:keep-with-next="always">
        <style:tab-stops>
          <style:tab-stop style:position="1in"/>
          <style:tab-stop style:position="1.4in"/>
          <style:tab-stop style:position="1.8728in"/>
        </style:tab-stops>
      </style:paragraph-properties>
      <style:text-properties officeooo:paragraph-rsid="004e3956"/>
    </style:style>
    <style:style style:name="P31" style:family="paragraph" style:parent-style-name="Preformatted_20_Text" style:master-page-name="">
      <style:paragraph-properties style:page-number="auto" fo:keep-with-next="always"/>
      <style:text-properties officeooo:rsid="00322137" officeooo:paragraph-rsid="004e3956"/>
    </style:style>
    <style:style style:name="P32" style:family="paragraph" style:parent-style-name="Preformatted_20_Text">
      <style:text-properties fo:color="#000000" loext:opacity="100%" fo:font-weight="normal" officeooo:rsid="00397951" officeooo:paragraph-rsid="005335af" fo:background-color="transparent" style:font-weight-asian="normal" style:font-weight-complex="normal"/>
    </style:style>
    <style:style style:name="P33" style:family="paragraph" style:parent-style-name="Preformatted_20_Text">
      <style:text-properties fo:color="#000000" loext:opacity="100%" fo:font-weight="normal" officeooo:rsid="00365b2f" officeooo:paragraph-rsid="004e3956" fo:background-color="transparent" style:font-weight-asian="normal" style:font-weight-complex="normal"/>
    </style:style>
    <style:style style:name="P34" style:family="paragraph" style:parent-style-name="Preformatted_20_Text">
      <style:text-properties fo:color="#000000" loext:opacity="100%" fo:font-weight="normal" officeooo:rsid="003ecd9e" officeooo:paragraph-rsid="002dc0a0" fo:background-color="transparent" style:font-weight-asian="normal" style:font-weight-complex="normal"/>
    </style:style>
    <style:style style:name="P35" style:family="paragraph" style:parent-style-name="Preformatted_20_Text">
      <style:text-properties fo:color="#000000" loext:opacity="100%" fo:font-weight="normal" officeooo:rsid="003ecd9e" officeooo:paragraph-rsid="004e3956" style:font-weight-asian="normal" style:font-weight-complex="normal"/>
    </style:style>
    <style:style style:name="P36" style:family="paragraph" style:parent-style-name="Preformatted_20_Text">
      <style:text-properties officeooo:paragraph-rsid="005e658f"/>
    </style:style>
    <style:style style:name="P37" style:family="paragraph" style:parent-style-name="Preformatted_20_Text">
      <style:text-properties fo:font-weight="normal" officeooo:paragraph-rsid="005f741e" style:font-weight-asian="normal" style:font-weight-complex="normal"/>
    </style:style>
    <style:style style:name="P38" style:family="paragraph" style:parent-style-name="Preformatted_20_Text">
      <style:text-properties officeooo:paragraph-rsid="004e3956"/>
    </style:style>
    <style:style style:name="P39" style:family="paragraph" style:parent-style-name="Preformatted_20_Text">
      <style:text-properties officeooo:rsid="005f741e" officeooo:paragraph-rsid="005f741e"/>
    </style:style>
    <style:style style:name="P40" style:family="paragraph" style:parent-style-name="Preformatted_20_Text">
      <style:text-properties officeooo:paragraph-rsid="005f741e"/>
    </style:style>
    <style:style style:name="P41" style:family="paragraph" style:parent-style-name="Preformatted_20_Text" style:master-page-name="">
      <style:paragraph-properties style:page-number="auto" fo:keep-with-next="always"/>
      <style:text-properties officeooo:paragraph-rsid="005e658f"/>
    </style:style>
    <style:style style:name="P42" style:family="paragraph" style:parent-style-name="Standard">
      <style:text-properties officeooo:paragraph-rsid="005f741e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color="#00a933" loext:opacity="100%" fo:font-weight="bold" officeooo:rsid="002dc0a0" style:font-weight-asian="bold" style:font-weight-complex="bold"/>
    </style:style>
    <style:style style:name="T3" style:family="text">
      <style:text-properties fo:color="#00a933" loext:opacity="100%" fo:font-weight="bold" officeooo:rsid="00344c85" style:font-weight-asian="bold" style:font-weight-complex="bold"/>
    </style:style>
    <style:style style:name="T4" style:family="text">
      <style:text-properties fo:color="#00a933" loext:opacity="100%" fo:font-weight="bold" officeooo:rsid="00322137" style:font-weight-asian="bold" style:font-weight-complex="bold"/>
    </style:style>
    <style:style style:name="T5" style:family="text">
      <style:text-properties fo:color="#00a933" loext:opacity="100%" fo:font-weight="bold" officeooo:rsid="002f421b" style:font-weight-asian="bold" style:font-weight-complex="bold"/>
    </style:style>
    <style:style style:name="T6" style:family="text">
      <style:text-properties fo:color="#00a933" loext:opacity="100%" fo:font-weight="bold" officeooo:rsid="0033fc9d" style:font-weight-asian="bold" style:font-weight-complex="bold"/>
    </style:style>
    <style:style style:name="T7" style:family="text">
      <style:text-properties fo:color="#00a933" loext:opacity="100%" fo:font-weight="bold" officeooo:rsid="0054b00f" style:font-weight-asian="bold" style:font-weight-complex="bold"/>
    </style:style>
    <style:style style:name="T8" style:family="text">
      <style:text-properties fo:color="#00a933" loext:opacity="100%" fo:font-weight="bold" officeooo:rsid="0055b82e" style:font-weight-asian="bold" style:font-weight-complex="bold"/>
    </style:style>
    <style:style style:name="T9" style:family="text">
      <style:text-properties fo:color="#00a933" loext:opacity="100%" fo:font-weight="bold" fo:background-color="transparent" loext:char-shading-value="0" style:font-weight-asian="bold" style:font-weight-complex="bold"/>
    </style:style>
    <style:style style:name="T10" style:family="text">
      <style:text-properties fo:color="#00a933" loext:opacity="100%" fo:font-weight="bold" officeooo:rsid="0024d839" fo:background-color="transparent" loext:char-shading-value="0" style:font-weight-asian="bold" style:font-weight-complex="bold"/>
    </style:style>
    <style:style style:name="T11" style:family="text">
      <style:text-properties fo:color="#00a933" loext:opacity="100%" fo:font-weight="bold" officeooo:rsid="002791d1" fo:background-color="transparent" loext:char-shading-value="0" style:font-weight-asian="bold" style:font-weight-complex="bold"/>
    </style:style>
    <style:style style:name="T12" style:family="text">
      <style:text-properties fo:color="#00a933" loext:opacity="100%" fo:font-weight="bold" officeooo:rsid="0030e4ad" fo:background-color="transparent" loext:char-shading-value="0" style:font-weight-asian="bold" style:font-weight-complex="bold"/>
    </style:style>
    <style:style style:name="T13" style:family="text">
      <style:text-properties fo:color="#00a933" loext:opacity="100%" fo:font-weight="bold" officeooo:rsid="00488549" fo:background-color="transparent" loext:char-shading-value="0" style:font-weight-asian="bold" style:font-weight-complex="bold"/>
    </style:style>
    <style:style style:name="T14" style:family="text">
      <style:text-properties fo:color="#00a933" loext:opacity="100%" fo:font-weight="bold" officeooo:rsid="005ab141" fo:background-color="transparent" loext:char-shading-value="0" style:font-weight-asian="bold" style:font-weight-complex="bold"/>
    </style:style>
    <style:style style:name="T15" style:family="text">
      <style:text-properties fo:color="#00a933" loext:opacity="100%" fo:font-weight="bold" officeooo:rsid="005e4443" fo:background-color="transparent" loext:char-shading-value="0" style:font-weight-asian="bold" style:font-weight-complex="bold"/>
    </style:style>
    <style:style style:name="T16" style:family="text">
      <style:text-properties fo:color="#00a933" loext:opacity="100%" officeooo:rsid="00408e3d"/>
    </style:style>
    <style:style style:name="T17" style:family="text">
      <style:text-properties fo:color="#00a933" loext:opacity="100%" fo:background-color="transparent" loext:char-shading-value="0"/>
    </style:style>
    <style:style style:name="T18" style:family="text">
      <style:text-properties fo:color="#00a933" loext:opacity="100%" fo:font-weight="normal" officeooo:rsid="00484705" fo:background-color="transparent" loext:char-shading-value="0" style:font-weight-asian="normal" style:font-weight-complex="normal"/>
    </style:style>
    <style:style style:name="T19" style:family="text">
      <style:text-properties fo:color="#00a933" loext:opacity="100%" style:font-name="Liberation Mono" fo:font-size="10pt" fo:font-weight="bold" officeooo:rsid="005ab141" fo:background-color="transparent" loext:char-shading-value="0" style:font-name-asian="Liberation Mono" style:font-size-asian="10pt" style:font-weight-asian="bold" style:font-name-complex="Liberation Mono" style:font-size-complex="10pt" style:font-weight-complex="bold"/>
    </style:style>
    <style:style style:name="T20" style:family="text">
      <style:text-properties fo:color="#00a933" loext:opacity="100%" style:font-name="Liberation Mono" fo:font-size="10pt" fo:font-weight="bold" officeooo:rsid="005c0415" fo:background-color="transparent" loext:char-shading-value="0" style:font-name-asian="Liberation Mono" style:font-size-asian="10pt" style:font-weight-asian="bold" style:font-name-complex="Liberation Mono" style:font-size-complex="10pt" style:font-weight-complex="bold"/>
    </style:style>
    <style:style style:name="T21" style:family="text">
      <style:text-properties fo:color="#00a933" loext:opacity="100%" style:font-name="Liberation Mono" fo:font-size="10pt" fo:font-weight="bold" officeooo:rsid="00613054" fo:background-color="transparent" loext:char-shading-value="0" style:font-name-asian="Liberation Mono" style:font-size-asian="10pt" style:font-weight-asian="bold" style:font-name-complex="Liberation Mono" style:font-size-complex="10pt" style:font-weight-complex="bold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21fc20" fo:background-color="transparent" loext:char-shading-value="0"/>
    </style:style>
    <style:style style:name="T24" style:family="text">
      <style:text-properties officeooo:rsid="0024d839" fo:background-color="transparent" loext:char-shading-value="0"/>
    </style:style>
    <style:style style:name="T25" style:family="text">
      <style:text-properties officeooo:rsid="002a867d" fo:background-color="transparent" loext:char-shading-value="0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fo:font-weight="normal" style:font-weight-asian="normal" style:font-weight-complex="normal"/>
    </style:style>
    <style:style style:name="T28" style:family="text">
      <style:text-properties fo:color="#000000" loext:opacity="100%" fo:font-weight="normal" officeooo:rsid="002dc0a0" style:font-weight-asian="normal" style:font-weight-complex="normal"/>
    </style:style>
    <style:style style:name="T29" style:family="text">
      <style:text-properties fo:color="#000000" loext:opacity="100%" fo:font-weight="normal" officeooo:rsid="0033fc9d" style:font-weight-asian="normal" style:font-weight-complex="normal"/>
    </style:style>
    <style:style style:name="T30" style:family="text">
      <style:text-properties fo:color="#000000" loext:opacity="100%" fo:font-weight="normal" officeooo:rsid="0033f431" style:font-weight-asian="normal" style:font-weight-complex="normal"/>
    </style:style>
    <style:style style:name="T31" style:family="text">
      <style:text-properties fo:color="#000000" loext:opacity="100%" fo:font-weight="normal" officeooo:rsid="00344c85" style:font-weight-asian="normal" style:font-weight-complex="normal"/>
    </style:style>
    <style:style style:name="T32" style:family="text">
      <style:text-properties fo:color="#000000" loext:opacity="100%" fo:font-weight="normal" officeooo:rsid="003ca688" style:font-weight-asian="normal" style:font-weight-complex="normal"/>
    </style:style>
    <style:style style:name="T33" style:family="text">
      <style:text-properties fo:color="#000000" loext:opacity="100%" fo:font-weight="normal" officeooo:rsid="003e7df5" style:font-weight-asian="normal" style:font-weight-complex="normal"/>
    </style:style>
    <style:style style:name="T34" style:family="text">
      <style:text-properties fo:color="#000000" loext:opacity="100%" fo:font-weight="normal" officeooo:rsid="003e8dfe" style:font-weight-asian="normal" style:font-weight-complex="normal"/>
    </style:style>
    <style:style style:name="T35" style:family="text">
      <style:text-properties fo:color="#000000" loext:opacity="100%" fo:font-weight="normal" officeooo:rsid="003ecd9e" style:font-weight-asian="normal" style:font-weight-complex="normal"/>
    </style:style>
    <style:style style:name="T36" style:family="text">
      <style:text-properties fo:color="#000000" loext:opacity="100%" fo:font-weight="normal" officeooo:rsid="00488549" style:font-weight-asian="normal" style:font-weight-complex="normal"/>
    </style:style>
    <style:style style:name="T37" style:family="text">
      <style:text-properties fo:color="#000000" loext:opacity="100%" fo:font-weight="normal" officeooo:rsid="004a540b" style:font-weight-asian="normal" style:font-weight-complex="normal"/>
    </style:style>
    <style:style style:name="T38" style:family="text">
      <style:text-properties fo:color="#000000" loext:opacity="100%" fo:font-weight="normal" officeooo:rsid="00322137" style:font-weight-asian="normal" style:font-weight-complex="normal"/>
    </style:style>
    <style:style style:name="T39" style:family="text">
      <style:text-properties fo:color="#000000" loext:opacity="100%" fo:font-weight="normal" officeooo:rsid="0054b00f" style:font-weight-asian="normal" style:font-weight-complex="normal"/>
    </style:style>
    <style:style style:name="T40" style:family="text">
      <style:text-properties fo:color="#000000" loext:opacity="100%" fo:font-weight="normal" officeooo:rsid="0059f6d2" style:font-weight-asian="normal" style:font-weight-complex="normal"/>
    </style:style>
    <style:style style:name="T41" style:family="text">
      <style:text-properties fo:color="#000000" loext:opacity="100%" fo:font-weight="normal" officeooo:rsid="005a70ee" style:font-weight-asian="normal" style:font-weight-complex="normal"/>
    </style:style>
    <style:style style:name="T42" style:family="text">
      <style:text-properties fo:color="#000000" loext:opacity="100%" fo:font-weight="normal" officeooo:rsid="00206762" fo:background-color="transparent" loext:char-shading-value="0" style:font-weight-asian="normal" style:font-weight-complex="normal"/>
    </style:style>
    <style:style style:name="T43" style:family="text">
      <style:text-properties fo:color="#000000" loext:opacity="100%" fo:font-weight="normal" officeooo:rsid="0026694d" fo:background-color="transparent" loext:char-shading-value="0" style:font-weight-asian="normal" style:font-weight-complex="normal"/>
    </style:style>
    <style:style style:name="T44" style:family="text">
      <style:text-properties fo:color="#000000" loext:opacity="100%" fo:font-weight="normal" officeooo:rsid="0024d839" fo:background-color="transparent" loext:char-shading-value="0" style:font-weight-asian="normal" style:font-weight-complex="normal"/>
    </style:style>
    <style:style style:name="T45" style:family="text">
      <style:text-properties fo:color="#000000" loext:opacity="100%" fo:font-weight="normal" officeooo:rsid="0030e4ad" fo:background-color="transparent" loext:char-shading-value="0" style:font-weight-asian="normal" style:font-weight-complex="normal"/>
    </style:style>
    <style:style style:name="T46" style:family="text">
      <style:text-properties fo:color="#000000" loext:opacity="100%" fo:font-weight="normal" officeooo:rsid="00365b2f" fo:background-color="transparent" loext:char-shading-value="0" style:font-weight-asian="normal" style:font-weight-complex="normal"/>
    </style:style>
    <style:style style:name="T47" style:family="text">
      <style:text-properties fo:color="#000000" loext:opacity="100%" fo:font-weight="normal" officeooo:rsid="0038829c" fo:background-color="transparent" loext:char-shading-value="0" style:font-weight-asian="normal" style:font-weight-complex="normal"/>
    </style:style>
    <style:style style:name="T48" style:family="text">
      <style:text-properties fo:color="#000000" loext:opacity="100%" fo:font-weight="normal" officeooo:rsid="00397951" fo:background-color="transparent" loext:char-shading-value="0" style:font-weight-asian="normal" style:font-weight-complex="normal"/>
    </style:style>
    <style:style style:name="T49" style:family="text">
      <style:text-properties fo:color="#000000" loext:opacity="100%" fo:font-weight="normal" officeooo:rsid="003e7df5" fo:background-color="transparent" loext:char-shading-value="0" style:font-weight-asian="normal" style:font-weight-complex="normal"/>
    </style:style>
    <style:style style:name="T50" style:family="text">
      <style:text-properties fo:color="#000000" loext:opacity="100%" fo:font-weight="normal" officeooo:rsid="00484705" fo:background-color="transparent" loext:char-shading-value="0" style:font-weight-asian="normal" style:font-weight-complex="normal"/>
    </style:style>
    <style:style style:name="T51" style:family="text">
      <style:text-properties fo:color="#000000" loext:opacity="100%" fo:font-weight="normal" officeooo:rsid="00488549" fo:background-color="transparent" loext:char-shading-value="0" style:font-weight-asian="normal" style:font-weight-complex="normal"/>
    </style:style>
    <style:style style:name="T52" style:family="text">
      <style:text-properties fo:color="#000000" loext:opacity="100%" fo:font-weight="normal" officeooo:rsid="0056b97b" fo:background-color="transparent" loext:char-shading-value="0" style:font-weight-asian="normal" style:font-weight-complex="normal"/>
    </style:style>
    <style:style style:name="T53" style:family="text">
      <style:text-properties fo:color="#000000" loext:opacity="100%" fo:font-weight="normal" officeooo:rsid="005ab141" fo:background-color="transparent" loext:char-shading-value="0" style:font-weight-asian="normal" style:font-weight-complex="normal"/>
    </style:style>
    <style:style style:name="T54" style:family="text">
      <style:text-properties fo:color="#000000" loext:opacity="100%" style:font-name="Liberation Mono" fo:font-size="10pt" fo:font-weight="normal" officeooo:rsid="0026694d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5" style:family="text">
      <style:text-properties fo:color="#000000" loext:opacity="100%" style:font-name="Liberation Mono" fo:font-size="10pt" fo:font-weight="normal" officeooo:rsid="002791d1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6" style:family="text">
      <style:text-properties fo:color="#000000" loext:opacity="100%" style:font-name="Liberation Mono" fo:font-size="10pt" fo:font-weight="normal" officeooo:rsid="00299057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7" style:family="text">
      <style:text-properties fo:color="#000000" loext:opacity="100%" style:font-name="Liberation Mono" fo:font-size="10pt" fo:font-weight="normal" officeooo:rsid="002f421b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8" style:family="text">
      <style:text-properties fo:color="#000000" loext:opacity="100%" style:font-name="Liberation Mono" fo:font-size="10pt" fo:font-weight="normal" officeooo:rsid="0030e4ad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9" style:family="text">
      <style:text-properties fo:color="#000000" loext:opacity="100%" style:font-name="Liberation Mono" fo:font-size="10pt" fo:font-weight="normal" officeooo:rsid="00384f3d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60" style:family="text">
      <style:text-properties fo:color="#000000" loext:opacity="100%" style:font-name="Liberation Mono" fo:font-size="10pt" fo:font-weight="normal" officeooo:rsid="0054b00f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61" style:family="text">
      <style:text-properties fo:color="#000000" loext:opacity="100%" style:font-name="Liberation Mono" fo:font-size="10pt" fo:font-weight="normal" officeooo:rsid="0056b97b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62" style:family="text">
      <style:text-properties fo:color="#000000" loext:opacity="100%" style:font-name="Liberation Mono" fo:font-size="10pt" fo:font-weight="normal" officeooo:rsid="0033fc9d" style:font-name-asian="Liberation Mono" style:font-size-asian="10pt" style:font-weight-asian="normal" style:font-name-complex="Liberation Mono" style:font-size-complex="10pt" style:font-weight-complex="normal"/>
    </style:style>
    <style:style style:name="T63" style:family="text">
      <style:text-properties fo:color="#000000" loext:opacity="100%" style:font-name="Liberation Mono" fo:font-size="10pt" fo:font-weight="normal" officeooo:rsid="003ca688" style:font-name-asian="Liberation Mono" style:font-size-asian="10pt" style:font-weight-asian="normal" style:font-name-complex="Liberation Mono" style:font-size-complex="10pt" style:font-weight-complex="normal"/>
    </style:style>
    <style:style style:name="T64" style:family="text">
      <style:text-properties fo:color="#000000" loext:opacity="100%" style:font-name="Liberation Mono" fo:font-size="10pt" fo:font-weight="normal" officeooo:rsid="004a540b" style:font-name-asian="Liberation Mono" style:font-size-asian="10pt" style:font-weight-asian="normal" style:font-name-complex="Liberation Mono" style:font-size-complex="10pt" style:font-weight-complex="normal"/>
    </style:style>
    <style:style style:name="T65" style:family="text">
      <style:text-properties fo:color="#000000" loext:opacity="100%" style:font-name="Liberation Mono" fo:font-size="10pt" fo:font-weight="normal" officeooo:rsid="00322137" style:font-name-asian="Liberation Mono" style:font-size-asian="10pt" style:font-weight-asian="normal" style:font-name-complex="Liberation Mono" style:font-size-complex="10pt" style:font-weight-complex="normal"/>
    </style:style>
    <style:style style:name="T66" style:family="text">
      <style:text-properties fo:color="#000000" loext:opacity="100%" style:font-name="Liberation Mono" fo:font-size="10pt" officeooo:rsid="00384f3d" fo:background-color="transparent" loext:char-shading-value="0" style:font-name-asian="Liberation Mono" style:font-size-asian="10pt" style:font-name-complex="Liberation Mono" style:font-size-complex="10pt"/>
    </style:style>
    <style:style style:name="T67" style:family="text">
      <style:text-properties fo:color="#000000" loext:opacity="100%" style:font-name="Liberation Mono" fo:font-size="10pt" officeooo:rsid="0038829c" fo:background-color="transparent" loext:char-shading-value="0" style:font-name-asian="Liberation Mono" style:font-size-asian="10pt" style:font-name-complex="Liberation Mono" style:font-size-complex="10pt"/>
    </style:style>
    <style:style style:name="T68" style:family="text">
      <style:text-properties fo:color="#000000" loext:opacity="100%" officeooo:rsid="00408e3d"/>
    </style:style>
    <style:style style:name="T69" style:family="text">
      <style:text-properties fo:color="#000000" loext:opacity="100%" fo:background-color="transparent" loext:char-shading-value="0"/>
    </style:style>
    <style:style style:name="T70" style:family="text">
      <style:text-properties fo:color="#000000" loext:opacity="100%" officeooo:rsid="00365b2f" fo:background-color="transparent" loext:char-shading-value="0"/>
    </style:style>
    <style:style style:name="T71" style:family="text">
      <style:text-properties fo:color="#000000" loext:opacity="100%" officeooo:rsid="00446d65" fo:background-color="transparent" loext:char-shading-value="0"/>
    </style:style>
    <style:style style:name="T72" style:family="text">
      <style:text-properties fo:color="#000000" loext:opacity="100%" officeooo:rsid="00384f3d" fo:background-color="transparent" loext:char-shading-value="0"/>
    </style:style>
    <style:style style:name="T73" style:family="text">
      <style:text-properties fo:color="#000000" loext:opacity="100%" officeooo:rsid="003e7df5" fo:background-color="transparent" loext:char-shading-value="0"/>
    </style:style>
    <style:style style:name="T74" style:family="text">
      <style:text-properties fo:color="#000000" loext:opacity="100%" officeooo:rsid="00484705" fo:background-color="transparent" loext:char-shading-value="0"/>
    </style:style>
    <style:style style:name="T75" style:family="text">
      <style:text-properties fo:color="#000000" loext:opacity="100%" officeooo:rsid="0038829c" fo:background-color="transparent" loext:char-shading-value="0"/>
    </style:style>
    <style:style style:name="T76" style:family="text">
      <style:text-properties fo:color="#000000" loext:opacity="100%" officeooo:rsid="00488549" fo:background-color="transparent" loext:char-shading-value="0"/>
    </style:style>
    <style:style style:name="T77" style:family="text">
      <style:text-properties fo:color="#000000" loext:opacity="100%" officeooo:rsid="00397951" fo:background-color="transparent" loext:char-shading-value="0"/>
    </style:style>
    <style:style style:name="T78" style:family="text">
      <style:text-properties fo:color="#000000" loext:opacity="100%" officeooo:rsid="003ca688" fo:background-color="transparent" loext:char-shading-value="0"/>
    </style:style>
    <style:style style:name="T79" style:family="text">
      <style:text-properties fo:color="#000000" loext:opacity="100%" officeooo:rsid="002dc0a0"/>
    </style:style>
    <style:style style:name="T80" style:family="text">
      <style:text-properties fo:color="#000000" loext:opacity="100%" officeooo:rsid="0055b82e"/>
    </style:style>
    <style:style style:name="T81" style:family="text">
      <style:text-properties officeooo:rsid="0024d839"/>
    </style:style>
    <style:style style:name="T82" style:family="text">
      <style:text-properties officeooo:rsid="002791d1"/>
    </style:style>
    <style:style style:name="T83" style:family="text">
      <style:text-properties officeooo:rsid="002a867d"/>
    </style:style>
    <style:style style:name="T84" style:family="text">
      <style:text-properties style:font-name="Liberation Mono" fo:font-size="10pt" officeooo:rsid="002a867d" style:font-name-asian="Liberation Mono" style:font-size-asian="10pt" style:font-name-complex="Liberation Mono" style:font-size-complex="10pt"/>
    </style:style>
    <style:style style:name="T85" style:family="text">
      <style:text-properties style:font-name="Liberation Mono" fo:font-size="10pt" officeooo:rsid="00322137" style:font-name-asian="Liberation Mono" style:font-size-asian="10pt" style:font-name-complex="Liberation Mono" style:font-size-complex="10pt"/>
    </style:style>
    <style:style style:name="T86" style:family="text">
      <style:text-properties style:font-name="Liberation Mono" fo:font-size="10pt" officeooo:rsid="00365b2f" style:font-name-asian="Liberation Mono" style:font-size-asian="10pt" style:font-name-complex="Liberation Mono" style:font-size-complex="10pt"/>
    </style:style>
    <style:style style:name="T87" style:family="text">
      <style:text-properties style:font-name="Liberation Mono" fo:font-size="10pt" officeooo:rsid="005e658f" style:font-name-asian="Liberation Mono" style:font-size-asian="10pt" style:font-name-complex="Liberation Mono" style:font-size-complex="10pt"/>
    </style:style>
    <style:style style:name="T88" style:family="text">
      <style:text-properties style:font-name="Liberation Mono" fo:font-size="10pt" officeooo:rsid="002dc0a0" style:font-name-asian="Liberation Mono" style:font-size-asian="10pt" style:font-name-complex="Liberation Mono" style:font-size-complex="10pt"/>
    </style:style>
    <style:style style:name="T89" style:family="text">
      <style:text-properties officeooo:rsid="002d0052"/>
    </style:style>
    <style:style style:name="T90" style:family="text">
      <style:text-properties officeooo:rsid="002dc0a0"/>
    </style:style>
    <style:style style:name="T91" style:family="text">
      <style:text-properties officeooo:rsid="002f421b"/>
    </style:style>
    <style:style style:name="T92" style:family="text">
      <style:text-properties officeooo:rsid="00322137"/>
    </style:style>
    <style:style style:name="T93" style:family="text">
      <style:text-properties officeooo:rsid="0033f431"/>
    </style:style>
    <style:style style:name="T94" style:family="text">
      <style:text-properties officeooo:rsid="0033fc9d"/>
    </style:style>
    <style:style style:name="T95" style:family="text">
      <style:text-properties officeooo:rsid="00365b2f"/>
    </style:style>
    <style:style style:name="T96" style:family="text">
      <style:text-properties officeooo:rsid="00384f3d"/>
    </style:style>
    <style:style style:name="T97" style:family="text">
      <style:text-properties officeooo:rsid="00408e3d"/>
    </style:style>
    <style:style style:name="T98" style:family="text">
      <style:text-properties officeooo:rsid="00446d65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5f741e" style:font-weight-asian="normal" style:font-weight-complex="normal"/>
    </style:style>
    <style:style style:name="T101" style:family="text">
      <style:text-properties officeooo:rsid="00488549"/>
    </style:style>
    <style:style style:name="T102" style:family="text">
      <style:text-properties officeooo:rsid="004a540b"/>
    </style:style>
    <style:style style:name="T103" style:family="text">
      <style:text-properties officeooo:rsid="004fd0ff"/>
    </style:style>
    <style:style style:name="T104" style:family="text">
      <style:text-properties officeooo:rsid="0054b00f"/>
    </style:style>
    <style:style style:name="T105" style:family="text">
      <style:text-properties officeooo:rsid="0059f6d2"/>
    </style:style>
    <style:style style:name="T106" style:family="text">
      <style:text-properties officeooo:rsid="005ab141"/>
    </style:style>
    <style:style style:name="T107" style:family="text">
      <style:text-properties officeooo:rsid="005d46d1"/>
    </style:style>
    <style:style style:name="T108" style:family="text">
      <style:text-properties officeooo:rsid="005e658f"/>
    </style:style>
    <style:style style:name="T109" style:family="text">
      <style:text-properties officeooo:rsid="005f741e"/>
    </style:style>
    <style:style style:name="T110" style:family="text">
      <style:text-properties officeooo:rsid="006130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tlab language elements are in bold green where they may conflict with the EBNF language. <text:span text:style-name="T109">TAB, </text:span>SPACE and NEWLINE are constants, as you would imagine. </text:p>
      <text:p text:style-name="P7"/>
      <text:p text:style-name="P4"><text:span text:style-name="T27">program<text:tab/>::=<text:tab/></text:span><text:span text:style-name="T35">{ </text:span><text:span text:style-name="T27">statements </text:span><text:span text:style-name="T35">}</text:span></text:p>
      <text:p text:style-name="P14"><text:span text:style-name="T29">statements<text:tab/>::=<text:tab/>statement </text:span><text:span text:style-name="T63">{ </text:span><text:span text:style-name="T64">stmtsep</text:span><text:span text:style-name="T29"> statements </text:span><text:span text:style-name="T32">}</text:span></text:p>
      <text:p text:style-name="P13"><text:span text:style-name="T27">statement<text:tab/>::=<text:tab/>expression | assignment | if_stmt | for_stmt </text:span><text:span text:style-name="T33">| zeros</text:span><text:span text:style-name="T34">func</text:span></text:p>
      <text:p text:style-name="P26"><text:span text:style-name="T30">if_stmt<text:tab/>::=<text:tab/>if condition</text:span><text:span text:style-name="T40">al</text:span><text:span text:style-name="T30"> </text:span><text:span text:style-name="T64">stmtsep</text:span><text:span text:style-name="T30"> </text:span><text:span text:style-name="T62">statements</text:span><text:span text:style-name="T30"> </text:span></text:p>
      <text:p text:style-name="P26"><text:span text:style-name="T30"><text:tab/><text:tab/></text:span><text:span text:style-name="T29">{ </text:span><text:span text:style-name="T64">stmtsep</text:span><text:span text:style-name="T31"> </text:span><text:span text:style-name="T29">el</text:span><text:span text:style-name="T41">se</text:span><text:span text:style-name="T29">if </text:span><text:span text:style-name="T30">condition</text:span><text:span text:style-name="T40">al</text:span><text:span text:style-name="T30"> </text:span><text:span text:style-name="T64">stmtsep</text:span><text:span text:style-name="T30"> </text:span><text:span text:style-name="T29">statements }</text:span></text:p>
      <text:p text:style-name="P26"><text:span text:style-name="T29"><text:tab/><text:tab/></text:span><text:span text:style-name="T3">[</text:span><text:span text:style-name="T31"> </text:span><text:span text:style-name="T64">stmtsep</text:span><text:span text:style-name="T31"> </text:span><text:span text:style-name="T29">else statements </text:span><text:span text:style-name="T3">]</text:span><text:span text:style-name="T29"> </text:span></text:p>
      <text:p text:style-name="P22"><text:span text:style-name="T29"><text:tab/><text:tab/></text:span><text:span text:style-name="T64">stmtsep </text:span><text:span text:style-name="T30">end</text:span></text:p>
      <text:p text:style-name="P23"><text:span text:style-name="T30">f</text:span><text:span text:style-name="T31">or_stmt<text:tab/>::=<text:tab/>for </text:span><text:span text:style-name="T65">assignment</text:span><text:span text:style-name="T31"> </text:span><text:span text:style-name="T37">stmtsep </text:span><text:span text:style-name="T31">statements </text:span><text:span text:style-name="T64">stmtsep </text:span><text:span text:style-name="T31">end</text:span></text:p>
      <text:p text:style-name="P18"><text:span text:style-name="T77">z</text:span><text:span text:style-name="T78">erosfunc<text:tab/>::=<text:tab/>zeros | zeros() | zeros(digits) | zeros</text:span><text:span text:style-name="T73">(</text:span><text:span text:style-name="T66">matrix</text:span><text:span text:style-name="T70">idx</text:span><text:span text:style-name="T73">)</text:span></text:p>
      <text:p text:style-name="P32"/>
      <text:p text:style-name="P14"><text:span text:style-name="T92">assignment<text:tab/>::=<text:tab/>variable </text:span><text:span text:style-name="T4">=</text:span><text:span text:style-name="T38"> expression</text:span></text:p>
      <text:p text:style-name="P31">expression<text:tab/>::=<text:tab/><text:span text:style-name="T93">number | string | </text:span>operation |<text:span text:style-name="T94"> </text:span>condition<text:span text:style-name="T105">al</text:span> <text:span text:style-name="T98">| </text:span><text:span text:style-name="T101">range |</text:span></text:p>
      <text:p text:style-name="P3"><text:tab/><text:tab/>vector [ ( vectorindex ) ] | matrix [ ( matrixindex ) ]</text:p>
      <text:p text:style-name="P14">variable<text:tab/>::=<text:tab/>word <text:span text:style-name="T102">| </text:span><text:span text:style-name="T98">vector [ ( vectorindex ) ] | matrix [ ( matrixindex ) ]</text:span></text:p>
      <text:p text:style-name="P12"/>
      <text:p text:style-name="P29"><text:span text:style-name="T54">operation</text:span><text:span text:style-name="T42"><text:tab/>::=<text:tab/></text:span><text:span text:style-name="T52">[ </text:span><text:span text:style-name="T54">uniop</text:span><text:span text:style-name="T42"> </text:span><text:span text:style-name="T52">] </text:span><text:span text:style-name="T42">number | </text:span><text:span text:style-name="T52">[ </text:span><text:span text:style-name="T54">uniop </text:span><text:span text:style-name="T61">]</text:span><text:span text:style-name="T42"> </text:span><text:span text:style-name="T57">vector</text:span><text:span text:style-name="T42"> | </text:span><text:span text:style-name="T52">[ </text:span><text:span text:style-name="T54">uniop </text:span><text:span text:style-name="T61">]</text:span><text:span text:style-name="T42"> </text:span><text:span text:style-name="T57">matrix</text:span><text:span text:style-name="T42"> </text:span><text:span text:style-name="T43">|</text:span></text:p>
      <text:p text:style-name="P29"><text:tab/><text:tab/>number binop number | vector binop number | matrix binop number |</text:p>
      <text:p text:style-name="P14"><text:tab/><text:tab/>vector binop vector | matrix binop vector | matrix binop matrix</text:p>
      <text:p text:style-name="P9"/>
      <text:p text:style-name="P10">condition<text:span text:style-name="T105">al</text:span><text:tab/>::=<text:tab/>condition |<text:span text:style-name="T104"> </text:span><text:span text:style-name="T6">(</text:span><text:span text:style-name="T94"> </text:span>condition <text:span text:style-name="T7">)</text:span></text:p>
      <text:p text:style-name="P30"><text:span text:style-name="T56">condition</text:span><text:span text:style-name="T42"><text:tab/>::=<text:tab/></text:span><text:span text:style-name="T52">[ </text:span><text:span text:style-name="T54">uni</text:span><text:span text:style-name="T58">cond </text:span><text:span text:style-name="T61">]</text:span><text:span text:style-name="T42"> number | </text:span><text:span text:style-name="T52">[ </text:span><text:span text:style-name="T54">uni</text:span><text:span text:style-name="T58">cond </text:span><text:span text:style-name="T61">]</text:span><text:span text:style-name="T42"> </text:span><text:span text:style-name="T57">vector</text:span><text:span text:style-name="T42"> | </text:span><text:span text:style-name="T52">[ </text:span><text:span text:style-name="T54">uni</text:span><text:span text:style-name="T58">cond </text:span><text:span text:style-name="T61">]</text:span><text:span text:style-name="T42"> </text:span><text:span text:style-name="T57">matrix</text:span><text:span text:style-name="T42"> </text:span><text:span text:style-name="T43">|</text:span></text:p>
      <text:p text:style-name="P29"><text:tab/><text:tab/>number bincond number | vector bincond number | </text:p>
      <text:p text:style-name="P29"><text:tab/><text:tab/>matrix bincond number | vector bincond vector | </text:p>
      <text:p text:style-name="P24"><text:tab/><text:tab/>matrix bincond vector | matrix bincond matrix</text:p>
      <text:p text:style-name="P14"/>
      <text:p text:style-name="P25"><text:span text:style-name="T22">u</text:span><text:span text:style-name="T25">ni</text:span><text:span text:style-name="T22">cond<text:tab/>::=<text:tab/></text:span><text:span text:style-name="T24">not</text:span></text:p>
      <text:p text:style-name="P5">uniop<text:tab/>::=<text:tab/>plus | minus</text:p>
      <text:p text:style-name="P11">binop<text:tab/>::=<text:tab/>plus | minus | times | rdiv | ldiv | etimes | erdiv | eldiv</text:p>
      <text:p text:style-name="P14"><text:span text:style-name="T84">bincond</text:span><text:span text:style-name="T81"><text:tab/>::</text:span><text:span text:style-name="T83">=<text:tab/></text:span><text:span text:style-name="T82">eq | neq | gt | lt | ge | le</text:span></text:p>
      <text:p text:style-name="P6"/>
      <text:p text:style-name="P11">plus<text:tab/>::=<text:tab/><text:span text:style-name="T1">+</text:span></text:p>
      <text:p text:style-name="P8">minus<text:tab/>::=<text:tab/><text:span text:style-name="T1">-</text:span></text:p>
      <text:p text:style-name="P8">times<text:tab/>::=<text:tab/><text:span text:style-name="T1">*</text:span></text:p>
      <text:p text:style-name="P8"><text:span text:style-name="T23">r</text:span><text:span text:style-name="T22">div<text:tab/>::=<text:tab/></text:span><text:span text:style-name="T9">\</text:span></text:p>
      <text:p text:style-name="P8"><text:span text:style-name="T22">ldiv<text:tab/>::=<text:tab/></text:span><text:span text:style-name="T9">/</text:span></text:p>
      <text:p text:style-name="P8">etimes<text:tab/>::=<text:tab/><text:span text:style-name="T1">.*</text:span></text:p>
      <text:p text:style-name="P8"><text:span text:style-name="T22">e</text:span><text:span text:style-name="T23">r</text:span><text:span text:style-name="T22">div<text:tab/>::=<text:tab/></text:span><text:span text:style-name="T9">.\</text:span></text:p>
      <text:p text:style-name="P8"><text:span text:style-name="T22">eldiv<text:tab/>::=<text:tab/></text:span><text:span text:style-name="T9">./</text:span></text:p>
      <text:p text:style-name="P14"><text:span text:style-name="T55">not</text:span><text:span text:style-name="T44"><text:tab/>::=<text:tab/></text:span><text:span text:style-name="T12">~</text:span></text:p>
      <text:p text:style-name="P14"><text:span text:style-name="T55">eq</text:span><text:span text:style-name="T44"><text:tab/>::=<text:tab/></text:span><text:span text:style-name="T11">==</text:span></text:p>
      <text:p text:style-name="P14"><text:span text:style-name="T55">neq</text:span><text:span text:style-name="T44"><text:tab/>::=<text:tab/></text:span><text:span text:style-name="T15">~</text:span><text:span text:style-name="T11">=</text:span></text:p>
      <text:p text:style-name="P14"><text:span text:style-name="T55">gt</text:span><text:span text:style-name="T44"><text:tab/>::=<text:tab/></text:span><text:span text:style-name="T10">&gt;</text:span></text:p>
      <text:p text:style-name="P14"><text:span text:style-name="T55">lt</text:span><text:span text:style-name="T44"><text:tab/>::=<text:tab/></text:span><text:span text:style-name="T10">&lt;</text:span></text:p>
      <text:p text:style-name="P14"><text:span text:style-name="T55">ge</text:span><text:span text:style-name="T44"><text:tab/>::=<text:tab/></text:span><text:span text:style-name="T10">&gt;</text:span><text:span text:style-name="T11">=</text:span></text:p>
      <text:p text:style-name="P14"><text:span text:style-name="T55">le</text:span><text:span text:style-name="T44"><text:tab/>::=<text:tab/></text:span><text:span text:style-name="T10">&lt;</text:span><text:span text:style-name="T11">=</text:span></text:p>
      <text:p text:style-name="P17"/>
      <text:p text:style-name="P14"><text:span text:style-name="T48">m</text:span><text:span text:style-name="T49">atrixindex<text:tab/>::=<text:tab/></text:span><text:span text:style-name="T47">rngsep | </text:span><text:span text:style-name="T59">matrix</text:span><text:span text:style-name="T46">idx </text:span><text:span text:style-name="T50">{ </text:span><text:span text:style-name="T18">,</text:span><text:span text:style-name="T50"> matrixidx } | </text:span><text:span text:style-name="T51">[</text:span><text:span text:style-name="T50"> </text:span><text:span text:style-name="T21">[</text:span><text:span text:style-name="T51"> ] intrange [ </text:span><text:span text:style-name="T21">]</text:span><text:span text:style-name="T13"> </text:span><text:span text:style-name="T51">]</text:span></text:p>
      <text:p text:style-name="P17"><text:span text:style-name="T66">matrix</text:span><text:span text:style-name="T70">idx<text:tab/>::=<text:tab/>{digits}</text:span><text:span text:style-name="T75"> </text:span><text:span text:style-name="T67">p</text:span><text:span text:style-name="T72">osdigit</text:span><text:span text:style-name="T70"> </text:span><text:span text:style-name="T75">{ </text:span><text:span text:style-name="T72">rngsep </text:span><text:span text:style-name="T70">{digits}</text:span><text:span text:style-name="T72"> posdigit</text:span><text:span text:style-name="T70"> </text:span><text:span text:style-name="T75">}</text:span></text:p>
      <text:p text:style-name="P17"><text:span text:style-name="T85">matrix</text:span><text:tab/>::=<text:tab/><text:span text:style-name="T8">[]</text:span><text:span text:style-name="T80"> | </text:span><text:span text:style-name="T17">[</text:span> rowvec rowsep rowvec {rowsep rowvec} <text:span text:style-name="T17">]</text:span></text:p>
      <text:p text:style-name="P33"/>
      <text:p text:style-name="P17"><text:span text:style-name="T70">vectori</text:span><text:span text:style-name="T71">n</text:span><text:span text:style-name="T70">d</text:span><text:span text:style-name="T71">e</text:span><text:span text:style-name="T70">x<text:tab/>::=<text:tab/></text:span><text:span text:style-name="T76">vectoridx | </text:span><text:span text:style-name="T70">{digits} </text:span><text:span text:style-name="T72">posdigit</text:span><text:span text:style-name="T70"> </text:span><text:span text:style-name="T73">[ </text:span><text:span text:style-name="T72">rngsep </text:span><text:span text:style-name="T74">END ]</text:span></text:p>
      <text:p text:style-name="P16">vectoridx<text:tab/>::=<text:tab/><text:span text:style-name="T70">{digits} </text:span><text:span text:style-name="T72">posdigit</text:span><text:span text:style-name="T70"> </text:span><text:span text:style-name="T73">[ </text:span><text:span text:style-name="T72">rngsep </text:span><text:span text:style-name="T70">{digits}</text:span><text:span text:style-name="T72"> posdigit </text:span><text:span text:style-name="T69">]</text:span></text:p>
      <text:p text:style-name="P14"><text:span text:style-name="T99">vector<text:tab/>::=<text:tab/>rowvec | colvec </text:span><text:span text:style-name="T100">| chararray</text:span></text:p>
      <text:p text:style-name="P42"/>
      <text:p text:style-name="Preformatted_20_Text"><text:span text:style-name="T108">chararray</text:span><text:tab/>::<text:span text:style-name="T108">=<text:tab/></text:span>' { <text:span text:style-name="T108">letter | digits | </text:span>space <text:span text:style-name="T90">| </text:span><text:span text:style-name="T87"><text:s/></text:span><text:span text:style-name="T88">punct</text:span><text:span text:style-name="T90"> </text:span><text:span text:style-name="T108">} </text:span>'</text:p>
      <text:p text:style-name="P37">colvec<text:tab/>::=<text:tab/><text:span text:style-name="T17">[</text:span> integer { rowsep integer} <text:span text:style-name="T17">]</text:span> | <text:span text:style-name="T17">[</text:span> float { rowsep float} <text:span text:style-name="T17">]</text:span></text:p>
      <text:p text:style-name="P27"><text:soft-page-break/>row<text:span text:style-name="T97">vec</text:span><text:tab/>::=<text:tab/>integer {colsep integer} | float {colsep float} | range<text:span text:style-name="T68"> |</text:span></text:p>
      <text:p text:style-name="P17"><text:span text:style-name="T68"><text:tab/><text:tab/></text:span><text:span text:style-name="T16">[</text:span><text:span text:style-name="T68">integer {colsep integer}</text:span><text:span text:style-name="T16">]</text:span><text:span text:style-name="T68"> | </text:span><text:span text:style-name="T16">[</text:span><text:span text:style-name="T68">float {colsep float}</text:span><text:span text:style-name="T16">]</text:span><text:span text:style-name="T68"> | </text:span><text:span text:style-name="T16">[</text:span><text:span text:style-name="T68">range</text:span><text:span text:style-name="T16">]</text:span></text:p>
      <text:p text:style-name="P15"/>
      <text:p text:style-name="P28">range<text:tab/>::=<text:tab/>intrange | floatrange</text:p>
      <text:p text:style-name="P17"><text:span text:style-name="T95">int</text:span>range<text:tab/>::=<text:tab/>integer [rngsep number] rngsep integer<text:line-break/><text:span text:style-name="T95">floatrange</text:span><text:tab/>::<text:span text:style-name="T95">=</text:span><text:tab/>float [rngse<text:span text:style-name="T26">p</text:span> number] rngsep float</text:p>
      <text:p text:style-name="P14"/>
      <text:p text:style-name="P20">stmtsep<text:tab/>::=<text:tab/><text:span text:style-name="T1">;</text:span><text:span text:style-name="T27"> | </text:span><text:span text:style-name="T36">n</text:span><text:span text:style-name="T31">l </text:span><text:span text:style-name="T39">| space</text:span></text:p>
      <text:p text:style-name="P22">colsep<text:tab/>::=<text:tab/>space <text:span text:style-name="T89">| </text:span><text:span text:style-name="T1">,</text:span></text:p>
      <text:p text:style-name="P14">rowsep<text:tab/>::=<text:tab/><text:span text:style-name="T1">;</text:span> | nl</text:p>
      <text:p text:style-name="P22">rngsep<text:tab/>::=<text:tab/><text:span text:style-name="T2">:</text:span></text:p>
      <text:p text:style-name="P35"/>
      <text:p text:style-name="P41">string <text:tab/>::=<text:tab/>" {space} <text:span text:style-name="T90">[ </text:span>word <text:span text:style-name="T90">| punct ] </text:span>{ space <text:span text:style-name="T90">[ </text:span>word <text:span text:style-name="T90">| punct ]</text:span> } {space} "<text:line-break/>word<text:tab/>::=<text:tab/>letter { letter <text:span text:style-name="T92">| </text:span><text:span text:style-name="T96">unsigned</text:span><text:span text:style-name="T92">int </text:span><text:span text:style-name="T107">| _ </text:span>}</text:p>
      <text:p text:style-name="P39">letter<text:tab/>::=<text:tab/>lcletter | ucletter</text:p>
      <text:p text:style-name="P40"><text:span text:style-name="T109">lc</text:span>letter<text:tab/>::=<text:tab/>a|b|c|d|e|f|g|h|i|j|k|l|m|n|o|p|q|r|s|t|u|v|w|x|y|z<text:line-break/><text:span text:style-name="T109">ucletter<text:tab/>::=<text:tab/></text:span>A|B|C|D|E|F|G|H|I|J|K|L|M|N|O|P|Q|R|S|T|U|V|W|X|Y|Z</text:p>
      <text:p text:style-name="P21"><text:span text:style-name="T90">punct<text:tab/>::=<text:tab/></text:span><text:span text:style-name="T2">,</text:span><text:span text:style-name="T90">|</text:span><text:span text:style-name="T2">.</text:span><text:span text:style-name="T90">|/|&lt;|&gt;|?|</text:span><text:span text:style-name="T2">;</text:span><text:span text:style-name="T28">|</text:span><text:span text:style-name="T2">:</text:span><text:span text:style-name="T79">|</text:span><text:span text:style-name="T2">[</text:span><text:span text:style-name="T90">|</text:span><text:span text:style-name="T2">]</text:span><text:span text:style-name="T90">|</text:span><text:span text:style-name="T28">\</text:span><text:span text:style-name="T90">|</text:span><text:span text:style-name="T2">{</text:span><text:span text:style-name="T90">|</text:span><text:span text:style-name="T2">}</text:span><text:span text:style-name="T90">|</text:span><text:span text:style-name="T2">|</text:span><text:span text:style-name="T90">|`|~|!|@|#|$|%|^|&amp;|*|(|)|-|_|=|+|</text:span><text:span text:style-name="T2">'</text:span><text:span text:style-name="T91">|</text:span><text:span text:style-name="T5">"</text:span></text:p>
      <text:p text:style-name="P34"/>
      <text:p text:style-name="Preformatted_20_Text">number<text:tab/>::=<text:tab/>integer | float</text:p>
      <text:p text:style-name="P19">integer<text:tab/>::=<text:tab/>[sign] <text:span text:style-name="T96">unsigned</text:span>int</text:p>
      <text:p text:style-name="P19">float<text:tab/>::=<text:tab/>[sign] digits {digits} <text:span text:style-name="T27">.</text:span> [ digits {digits} ]</text:p>
      <text:p text:style-name="P19"><text:span text:style-name="T96">unsigned</text:span>int<text:tab/>::=<text:tab/>digits {digits}</text:p>
      <text:p text:style-name="P21">digits<text:tab/>::=<text:tab/>zero | <text:span text:style-name="T86">pos</text:span><text:span text:style-name="T95">digit</text:span></text:p>
      <text:p text:style-name="P1"><text:span text:style-name="T86">pos</text:span><text:span text:style-name="T95">digit</text:span><text:tab/>::=<text:tab/>one | 2 | 3 | 4 | 5 | 6 | 7 | 8 | 9</text:p>
      <text:p text:style-name="P1"/>
      <text:p text:style-name="Preformatted_20_Text"><text:span text:style-name="T103">z</text:span>ero<text:tab/>::=<text:tab/>0</text:p>
      <text:p text:style-name="Preformatted_20_Text">one<text:tab/>::=<text:tab/>1</text:p>
      <text:p text:style-name="P1">sign<text:tab/>::=<text:tab/>+|-</text:p>
      <text:p text:style-name="P1"/>
      <text:p text:style-name="P36">space<text:tab/>::=<text:tab/><text:span text:style-name="T108">[ </text:span>SPACE <text:span text:style-name="T108">| TAB ]</text:span> { <text:span text:style-name="T108">[ </text:span>SPACE <text:span text:style-name="T108">| TAB ]</text:span> }</text:p>
      <text:p text:style-name="Preformatted_20_Text">nl<text:tab/>::=<text:tab/>NEWLINE</text:p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left="0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1in"/>
          <style:tab-stop style:position="1.4in"/>
        </style:tab-stops>
      </style:paragraph-properties>
      <style:text-properties style:font-name="Liberation Mono" fo:font-family="'Liberation Mono'" style:font-family-generic="modern" style:font-pitch="fixed" fo:font-size="10pt" officeooo:rsid="00322137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1-15T01:54:40.148171189</dc:date>
    <meta:editing-duration>PT7H44M35S</meta:editing-duration>
    <meta:editing-cycles>16</meta:editing-cycles>
    <meta:generator>LibreOffice/7.0.1.2$MacOSX_X86_64 LibreOffice_project/7cbcfc562f6eb6708b5ff7d7397325de9e764452</meta:generator>
    <meta:document-statistic meta:table-count="0" meta:image-count="0" meta:object-count="0" meta:page-count="2" meta:paragraph-count="72" meta:word-count="569" meta:character-count="3017" meta:non-whitespace-character-count="249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20-11-03T21:09:01"/>
</VL:version-list>
</file>